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style:font-name="Trebuchet MS"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solid" style:font-name="Trebuchet MS" fo:font-weight="normal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text-line-through-style="solid" style:font-name="Trebuchet MS" fo:font-weight="normal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text-line-through-style="solid" style:font-name="Trebuchet MS" fo:font-weight="normal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style:text-line-through-style="solid" style:font-name="Trebuchet MS" fo:font-weight="normal" style:font-weight-asian="normal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style:text-line-through-style="solid" style:font-name="Trebuchet MS" fo:font-weight="normal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Trebuchet MS" fo:font-weight="normal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font-name="Trebuchet MS" fo:font-weight="normal" style:font-weight-asian="normal" style:font-weight-complex="normal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weight="bold" style:font-weight-asian="bold" style:font-weight-complex="bold"/>
    </style:style>
    <style:style style:name="T3" style:family="text">
      <style:text-properties style:font-name="Trebuchet MS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oject Bug/Design fixes</text:p>
      <text:p text:style-name="P1"/>
      <text:p text:style-name="P2">Need different layouts for landscape and tablets</text:p>
      <text:p text:style-name="P1"/>
      <text:p text:style-name="P1"/>
      <text:p text:style-name="P4"><text:tab/><text:span text:style-name="T2">Home Screen</text:span></text:p>
      <text:list xml:id="list21406776" text:style-name="L1">
        <text:list-item>
          <text:p text:style-name="P6">Change app icon</text:p>
        </text:list-item>
      </text:list>
      <text:list xml:id="list21405115" text:style-name="L2">
        <text:list-item>
          <text:p text:style-name="P7">Menu items could be enlarged slightly</text:p>
        </text:list-item>
        <text:list-item>
          <text:p text:style-name="P7">Change arrow icons</text:p>
        </text:list-item>
        <text:list-item>
          <text:p text:style-name="P12">Introduce Bar at top (mainly for tablet)</text:p>
        </text:list-item>
        <text:list-item>
          <text:p text:style-name="P7">Maybe make the title slightly smaller</text:p>
        </text:list-item>
        <text:list-item>
          <text:p text:style-name="P7">When pressing the back button on this screen, and then re-entering the app, the user is prompted to reload a script, even though one exists. (GONE APPARANTLY)</text:p>
        </text:list-item>
        <text:list-item>
          <text:p text:style-name="P7">Maybe add “Exit” button on popup asking user to load script</text:p>
        </text:list-item>
      </text:list>
      <text:p text:style-name="P3"/>
      <text:p text:style-name="P5"><text:span text:style-name="T1"><text:tab/></text:span><text:span text:style-name="T2">Settings Screen</text:span></text:p>
      <text:list xml:id="list21411562" text:style-name="L3">
        <text:list-item>
          <text:p text:style-name="P8">Help imageButtons to be redesigned</text:p>
        </text:list-item>
        <text:list-item>
          <text:p text:style-name="P8">Maybe make Help text slightly bigger (Options Screen too)</text:p>
        </text:list-item>
      </text:list>
      <text:p text:style-name="P3"/>
      <text:p text:style-name="P4"><text:span text:style-name="T3"><text:tab/></text:span><text:span text:style-name="T2">Recordings</text:span></text:p>
      <text:list xml:id="list21397030" text:style-name="L4">
        <text:list-item>
          <text:p text:style-name="P9">Play/Stop buttons need to be redesigned</text:p>
        </text:list-item>
        <text:list-item>
          <text:p text:style-name="P9">Progress Bar for playback does not work correctly</text:p>
        </text:list-item>
        <text:list-item>
          <text:p text:style-name="P9">Items in list could be a little bigger (Notes too)</text:p>
        </text:list-item>
        <text:list-item>
          <text:p text:style-name="P13">When we rename a file, we don't rename it in the database</text:p>
        </text:list-item>
      </text:list>
      <text:p text:style-name="P3"/>
      <text:p text:style-name="P4"><text:span text:style-name="T3"><text:tab/></text:span><text:span text:style-name="T2">Statistics Screen</text:span></text:p>
      <text:list xml:id="list21382222" text:style-name="L5">
        <text:list-item>
          <text:p text:style-name="P10">Data in Spinners could be slightly bigger. Probably just use default size. (Options Screen too)</text:p>
        </text:list-item>
        <text:list-item>
          <text:p text:style-name="P10">In character Spinner, text needs to be not uppercase (just set to uppercase before we add to arraylist, rather than before adding to database) (Options Screen too).</text:p>
        </text:list-item>
        <text:list-item>
          <text:p text:style-name="P10">This should also solve problems of being able to select STAGE etc.</text:p>
        </text:list-item>
        <text:list-item>
          <text:p text:style-name="P10">All Statistics font sizes to be slightly bigger</text:p>
        </text:list-item>
        <text:list-item>
          <text:p text:style-name="P10">Spacing between top Spinner are two bottom Spinners could be reduced slightly. (Options Screen too).</text:p>
        </text:list-item>
        <text:list-item>
          <text:p text:style-name="P10">App crashes if we try to reset all Statistics</text:p>
        </text:list-item>
      </text:list>
      <text:p text:style-name="P3"/>
      <text:p text:style-name="P4"><text:span text:style-name="T3"><text:tab/></text:span><text:span text:style-name="T2">Main Screen</text:span></text:p>
      <text:list xml:id="list21389754" text:style-name="L6">
        <text:list-item>
          <text:p text:style-name="P11">Script font should be bigger</text:p>
        </text:list-item>
        <text:list-item>
          <text:p text:style-name="P11">Maybe use the courier font if we have time to install library</text:p>
        </text:list-item>
        <text:list-item>
          <text:p text:style-name="P11">Add Menu items to view recordings and notes</text:p>
        </text:list-item>
        <text:list-item>
          <text:p text:style-name="P11">Swipe screen to change page</text:p>
        </text:list-item>
        <text:list-item>
          <text:p text:style-name="P11">Change recording icon (maybe add text as well)</text:p>
        </text:list-item>
        <text:list-item>
          <text:p text:style-name="P11">Play/Stop recording button to be changed</text:p>
        </text:list-item>
        <text:list-item>
          <text:p text:style-name="P11">Pressing cancel without having started recording causes an error</text:p>
        </text:list-item>
        <text:list-item>
          <text:p text:style-name="P11">View count not incremented in onCre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uir</meta:initial-creator>
    <meta:creation-date>2013-01-29T10:25:14.58</meta:creation-date>
    <dc:date>2013-02-03T01:25:33.05</dc:date>
    <dc:creator>Daniel Muir</dc:creator>
    <meta:editing-duration>PT11H47M25S</meta:editing-duration>
    <meta:editing-cycles>34</meta:editing-cycles>
    <meta:generator>OpenOffice.org/3.3$Win32 OpenOffice.org_project/330m20$Build-9567</meta:generator>
    <meta:document-statistic meta:table-count="0" meta:image-count="0" meta:object-count="0" meta:page-count="1" meta:paragraph-count="34" meta:word-count="305" meta:character-count="1682"/>
  </office:meta>
</office:document-meta>
</file>